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e6b34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4fcb5" officeooo:paragraph-rsid="0040395c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40395c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40395c"/>
    </style:style>
    <style:style style:name="P7" style:family="paragraph" style:parent-style-name="Standard">
      <style:paragraph-properties fo:text-align="start" style:justify-single-word="false"/>
      <style:text-properties officeooo:paragraph-rsid="0040395c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39e27d" officeooo:paragraph-rsid="0040395c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0395c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0395c" officeooo:paragraph-rsid="0040395c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officeooo:rsid="001e6b34" officeooo:paragraph-rsid="0040395c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40395c" officeooo:paragraph-rsid="0040395c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0395c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f3bed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font-name="DejaVu Sans Condensed" fo:font-weight="normal" officeooo:rsid="0039e27d" style:font-weight-asian="normal" style:font-weight-complex="normal"/>
    </style:style>
    <style:style style:name="T6" style:family="text">
      <style:text-properties style:font-name="DejaVu Sans Condensed" fo:font-weight="normal" officeooo:rsid="0040395c" style:font-weight-asian="normal" style:font-weight-complex="normal"/>
    </style:style>
    <style:style style:name="T7" style:family="text">
      <style:text-properties style:font-name="DejaVu Sans Condensed" fo:font-weight="bold" officeooo:rsid="0039e27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40395c"/>
    </style:style>
    <style:style style:name="T10" style:family="text">
      <style:text-properties officeooo:rsid="0019eb27"/>
    </style:style>
    <style:style style:name="T1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39e27d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425c7b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40395c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34fcb5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40395c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42742b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42a265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0">5</text:span><text:span text:style-name="T21">0</text:span><text:span text:style-name="T20">3</text:span><text:span text:style-name="T17"> - </text:span><text:span text:style-name="T18">A/G </text:span><text:span text:style-name="T19">- </text:span><text:bookmark text:name="page358R_mcid106"/><text:span text:style-name="T4">ADM</text:span><text:bookmark text:name="page358R_mcid107"/><text:span text:style-name="T4">-</text:span><text:bookmark text:name="page358R_mcid108"/><text:span text:style-name="T4">141</text:span><text:bookmark text:name="page358R_mcid109"/><text:span text:style-name="T4">A </text:span><text:span text:style-name="T16">TALD</text:span></text:p>
      <text:p text:style-name="P3"/>
      <text:p text:style-name="P1"><text:span text:style-name="T8">Master Arm</text:span> ... <text:span text:style-name="T8">ON</text:span></text:p>
      <text:p text:style-name="P1"><text:span text:style-name="T8">Master Mode</text:span> ... <text:span text:style-name="T8">A/G</text:span></text:p>
      <text:p text:style-name="P2"/>
      <text:p text:style-name="P4"><text:span text:style-name="T10">ADM</text:span><text:bookmark text:name="page358R_mcid1071"/><text:span text:style-name="T10">-</text:span><text:bookmark text:name="page358R_mcid1081"/><text:span text:style-name="T10">141</text:span><text:bookmark text:name="page358R_mcid1091"/><text:span text:style-name="T10">A </text:span><text:span text:style-name="T9">TALD -- Tactical Air-Launched Decoy</text:span></text:p>
      <text:list xml:id="list2446568585" text:style-name="L1">
        <text:list-item>
          <text:p text:style-name="P5"><text:bookmark text:name="page358R_mcid192"/><text:span text:style-name="T14">Range from</text:span><text:bookmark text:name="page358R_mcid196"/><text:span text:style-name="T14"> </text:span><text:bookmark text:name="page358R_mcid197"/><text:span text:style-name="T15">40</text:span><text:bookmark text:name="page358R_mcid198"/><text:span text:style-name="T15">,</text:span><text:bookmark text:name="page358R_mcid199"/><text:span text:style-name="T15">000</text:span><text:bookmark text:name="page358R_mcid200"/><text:span text:style-name="T15"> ft</text:span><text:bookmark text:name="page358R_mcid214"/><text:span text:style-name="T15">: </text:span><text:span text:style-name="T14">6</text:span><text:span text:style-name="T15">8</text:span><text:bookmark text:name="page358R_mcid215"/><text:span text:style-name="T15"> </text:span><text:span text:style-name="T14">n</text:span><text:span text:style-name="T15">mi</text:span><text:bookmark text:name="page358R_mcid216"/><text:span text:style-name="T15">; </text:span><text:span text:style-name="T14">from low altitude:</text:span><text:bookmark text:name="page358R_mcid228"/><text:span text:style-name="T14"> </text:span><text:span text:style-name="T15">1</text:span><text:bookmark text:name="page358R_mcid229"/><text:span text:style-name="T14">4 n</text:span><text:span text:style-name="T15">mi</text:span><text:bookmark text:name="page358R_mcid230"/><text:span text:style-name="T15"> </text:span></text:p>
        </text:list-item>
      </text:list>
      <text:list xml:id="list584737764" text:style-name="L2">
        <text:list-item>
          <text:p text:style-name="P8"><text:span text:style-name="T2">Use Jester menu to select </text:span><text:span text:style-name="T1">Air To Ground Weapons (4), </text:span><text:span text:style-name="T3">then go through the settings to configure as needed. <text:s/>Current configuration is shown in the center of the Jester menu wheel.</text:span></text:p>
        </text:list-item>
        <text:list-item>
          <text:p text:style-name="P9"><text:span text:style-name="T8">Weapon Selector</text:span> switch ... <text:span text:style-name="T8">OFF</text:span> (<text:span text:style-name="T8">Dish Hat down</text:span>)</text:p>
        </text:list-item>
        <text:list-item>
          <text:p text:style-name="P6"><text:span text:style-name="T13">S</text:span><text:span text:style-name="T12">elected stations should show checkerboards in indicators above VDI.</text:span></text:p>
        </text:list-item>
        <text:list-item>
          <text:p text:style-name="P12"><text:span text:style-name="T12">F</text:span><text:span text:style-name="T11">ly in the direction you want the decoy to go.</text:span></text:p>
        </text:list-item>
        <text:list-item>
          <text:p text:style-name="P11"><text:span text:style-name="T5">Press </text:span><text:span text:style-name="T7">Red Button</text:span><text:span text:style-name="T5"> to </text:span><text:span text:style-name="T6">launch.</text:span></text:p>
        </text:list-item>
        <text:list-item>
          <text:p text:style-name="P10">Decoy will pop out its wings and glide as far as it ca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1T14:38:47.491000000</dc:date>
    <meta:editing-duration>PT10H54M44S</meta:editing-duration>
    <meta:editing-cycles>4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1" meta:word-count="114" meta:character-count="594" meta:non-whitespace-character-count="496"/>
  </office:meta>
</office:document-meta>
</file>